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34">
          <table:table-cell table:number-columns-repeated="3"/>
        </table:table-row>
        <table:table-row table:style-name="ro1">
          <table:table-cell office:value-type="float" office:value="139661997357" calcext:value-type="float">
            <text:p>139661997357</text:p>
          </table:table-cell>
          <table:table-cell office:value-type="float" office:value="39610741" calcext:value-type="float">
            <text:p>39610741</text:p>
          </table:table-cell>
          <table:table-cell office:value-type="float" office:value="16389481" calcext:value-type="float">
            <text:p>16389481</text:p>
          </table:table-cell>
        </table:table-row>
        <table:table-row table:style-name="ro1">
          <table:table-cell office:value-type="float" office:value="141386528843" calcext:value-type="float">
            <text:p>141386528843</text:p>
          </table:table-cell>
          <table:table-cell office:value-type="float" office:value="16272652" calcext:value-type="float">
            <text:p>16272652</text:p>
          </table:table-cell>
          <table:table-cell office:value-type="float" office:value="7653853" calcext:value-type="float">
            <text:p>7653853</text:p>
          </table:table-cell>
        </table:table-row>
        <table:table-row table:style-name="ro1">
          <table:table-cell office:value-type="float" office:value="149963924611" calcext:value-type="float">
            <text:p>149963924611</text:p>
          </table:table-cell>
          <table:table-cell office:value-type="float" office:value="15691336" calcext:value-type="float">
            <text:p>15691336</text:p>
          </table:table-cell>
          <table:table-cell office:value-type="float" office:value="8054572" calcext:value-type="float">
            <text:p>80545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SUM([.A35:.A37])" office:value-type="float" office:value="431012450811" calcext:value-type="float">
            <text:p>431012450811</text:p>
          </table:table-cell>
          <table:table-cell table:formula="of:=SUM([.B35:.B37])" office:value-type="float" office:value="71574729" calcext:value-type="float">
            <text:p>71574729</text:p>
          </table:table-cell>
          <table:table-cell table:formula="of:=SUM([.C35:.C37])" office:value-type="float" office:value="32097906" calcext:value-type="float">
            <text:p>32097906</text:p>
          </table:table-cell>
        </table:table-row>
        <table:table-row table:style-name="ro1">
          <table:table-cell table:formula="of:=[.A39]/3" office:value-type="float" office:value="143670816937" calcext:value-type="float">
            <text:p>143670816937</text:p>
          </table:table-cell>
          <table:table-cell table:formula="of:=[.B39]/3" office:value-type="float" office:value="23858243" calcext:value-type="float">
            <text:p>23858243</text:p>
          </table:table-cell>
          <table:table-cell table:formula="of:=[.C39]/3" office:value-type="float" office:value="10699302" calcext:value-type="float">
            <text:p>10699302</text:p>
          </table:table-cell>
        </table:table-row>
        <table:table-row table:style-name="ro1">
          <table:table-cell table:formula="of:=[.A40]/1000000000" office:value-type="float" office:value="143.670816937" calcext:value-type="float">
            <text:p>143,670816937</text:p>
          </table:table-cell>
          <table:table-cell table:formula="of:=[.B40]/1000000000" office:value-type="float" office:value="0.023858243" calcext:value-type="float">
            <text:p>0,023858243</text:p>
          </table:table-cell>
          <table:table-cell table:formula="of:=[.C40]/1000000000" office:value-type="float" office:value="0.010699302" calcext:value-type="float">
            <text:p>0,0106993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6T18:00:59.589636185</dc:date>
    <meta:editing-duration>PT3M16S</meta:editing-duration>
    <meta:editing-cycles>1</meta:editing-cycles>
    <meta:document-statistic meta:table-count="1" meta:cell-count="18" meta:object-count="0"/>
    <meta:generator>LibreOffice/7.0.4.2$Linux_X86_64 LibreOffice_project/00$Build-2</meta:generator>
  </office:meta>
</office:document-meta>
</file>